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011cm"/>
    </style:style>
    <style:style style:name="co3" style:family="table-column">
      <style:table-column-properties fo:break-before="auto" style:column-width="2.895cm"/>
    </style:style>
    <style:style style:name="co4" style:family="table-column">
      <style:table-column-properties fo:break-before="auto" style:column-width="15.713cm"/>
    </style:style>
    <style:style style:name="co5" style:family="table-column">
      <style:table-column-properties fo:break-before="auto" style:column-width="9.611cm"/>
    </style:style>
    <style:style style:name="co6" style:family="table-column">
      <style:table-column-properties fo:break-before="auto" style:column-width="3.766cm"/>
    </style:style>
    <style:style style:name="co7" style:family="table-column">
      <style:table-column-properties fo:break-before="auto" style:column-width="3.54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page_number</text:p>
          </table:table-cell>
          <table:table-cell office:value-type="string" calcext:value-type="string">
            <text:p>new_words</text:p>
          </table:table-cell>
          <table:table-cell office:value-type="string" calcext:value-type="string">
            <text:p>total_words</text:p>
          </table:table-cell>
          <table:table-cell office:value-type="string" calcext:value-type="string">
            <text:p>time_minutes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93" calcext:value-type="float">
            <text:p>193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unk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7" calcext:value-type="float">
            <text:p>87</text:p>
          </table:table-cell>
          <table:table-cell office:value-type="float" office:value="303" calcext:value-type="float">
            <text:p>303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18" calcext:value-type="float">
            <text:p>118</text:p>
          </table:table-cell>
          <table:table-cell office:value-type="float" office:value="335" calcext:value-type="float">
            <text:p>335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9" calcext:value-type="float">
            <text:p>89</text:p>
          </table:table-cell>
          <table:table-cell office:value-type="float" office:value="287" calcext:value-type="float">
            <text:p>287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1" calcext:value-type="float">
            <text:p>121</text:p>
          </table:table-cell>
          <table:table-cell office:value-type="float" office:value="294" calcext:value-type="float">
            <text:p>294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5" calcext:value-type="float">
            <text:p>105</text:p>
          </table:table-cell>
          <table:table-cell office:value-type="float" office:value="282" calcext:value-type="float">
            <text:p>282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6" calcext:value-type="float">
            <text:p>96</text:p>
          </table:table-cell>
          <table:table-cell office:value-type="float" office:value="289" calcext:value-type="float">
            <text:p>289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236" calcext:value-type="float">
            <text:p>236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6" calcext:value-type="float">
            <text:p>66</text:p>
          </table:table-cell>
          <table:table-cell office:value-type="float" office:value="301" calcext:value-type="float">
            <text:p>30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4" calcext:value-type="float">
            <text:p>54</text:p>
          </table:table-cell>
          <table:table-cell office:value-type="float" office:value="272" calcext:value-type="float">
            <text:p>272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1" calcext:value-type="float">
            <text:p>61</text:p>
          </table:table-cell>
          <table:table-cell office:value-type="float" office:value="262" calcext:value-type="float">
            <text:p>262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7" calcext:value-type="float">
            <text:p>77</text:p>
          </table:table-cell>
          <table:table-cell office:value-type="float" office:value="351" calcext:value-type="float">
            <text:p>35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9" calcext:value-type="float">
            <text:p>49</text:p>
          </table:table-cell>
          <table:table-cell office:value-type="float" office:value="207" calcext:value-type="float">
            <text:p>207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2" calcext:value-type="float">
            <text:p>42</text:p>
          </table:table-cell>
          <table:table-cell office:value-type="float" office:value="223" calcext:value-type="float">
            <text:p>22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3" calcext:value-type="float">
            <text:p>53</text:p>
          </table:table-cell>
          <table:table-cell office:value-type="float" office:value="328" calcext:value-type="float">
            <text:p>328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75" calcext:value-type="float">
            <text:p>75</text:p>
          </table:table-cell>
          <table:table-cell office:value-type="float" office:value="288" calcext:value-type="float">
            <text:p>288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 office:value-type="float" office:value="299" calcext:value-type="float">
            <text:p>2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4" calcext:value-type="float">
            <text:p>54</text:p>
          </table:table-cell>
          <table:table-cell office:value-type="float" office:value="286" calcext:value-type="float">
            <text:p>286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1" calcext:value-type="float">
            <text:p>41</text:p>
          </table:table-cell>
          <table:table-cell office:value-type="float" office:value="231" calcext:value-type="float">
            <text:p>231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  <table:table-cell office:value-type="float" office:value="266" calcext:value-type="float">
            <text:p>26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8" calcext:value-type="float">
            <text:p>48</text:p>
          </table:table-cell>
          <table:table-cell office:value-type="float" office:value="268" calcext:value-type="float">
            <text:p>268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9" calcext:value-type="float">
            <text:p>59</text:p>
          </table:table-cell>
          <table:table-cell office:value-type="float" office:value="353" calcext:value-type="float">
            <text:p>353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8" calcext:value-type="float">
            <text:p>48</text:p>
          </table:table-cell>
          <table:table-cell office:value-type="float" office:value="313" calcext:value-type="float">
            <text:p>313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6" calcext:value-type="float">
            <text:p>46</text:p>
          </table:table-cell>
          <table:table-cell office:value-type="float" office:value="267" calcext:value-type="float">
            <text:p>26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4" calcext:value-type="float">
            <text:p>54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53" calcext:value-type="float">
            <text:p>53</text:p>
          </table:table-cell>
          <table:table-cell office:value-type="float" office:value="275" calcext:value-type="float">
            <text:p>27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230" calcext:value-type="float">
            <text:p>230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0" calcext:value-type="float">
            <text:p>50</text:p>
          </table:table-cell>
          <table:table-cell office:value-type="float" office:value="303" calcext:value-type="float">
            <text:p>303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285" calcext:value-type="float">
            <text:p>285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6" calcext:value-type="float">
            <text:p>56</text:p>
          </table:table-cell>
          <table:table-cell office:value-type="float" office:value="297" calcext:value-type="float">
            <text:p>297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65" calcext:value-type="float">
            <text:p>65</text:p>
          </table:table-cell>
          <table:table-cell office:value-type="float" office:value="305" calcext:value-type="float">
            <text:p>30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2" calcext:value-type="float">
            <text:p>52</text:p>
          </table:table-cell>
          <table:table-cell office:value-type="float" office:value="328" calcext:value-type="float">
            <text:p>328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6" calcext:value-type="float">
            <text:p>46</text:p>
          </table:table-cell>
          <table:table-cell office:value-type="float" office:value="312" calcext:value-type="float">
            <text:p>312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3"/>
        </table:table-row>
      </table:table>
      <table:table table:name="Sheet2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text rough</text:p>
          </table:table-cell>
          <table:table-cell office:value-type="string" calcext:value-type="string">
            <text:p>words checked extraction</text:p>
          </table:table-cell>
          <table:table-cell office:value-type="string" calcext:value-type="string">
            <text:p>page words extraction</text:p>
          </table:table-cell>
          <table:table-cell office:value-type="string" calcext:value-type="string">
            <text:p>time extraction (min)</text:p>
          </table:table-cell>
        </table:table-row>
        <table:table-row table:style-name="ro1">
          <table:table-cell office:value-type="string" calcext:value-type="string">
            <text:p>Page 9 : 193 words on 288 words =&gt; 67% words I had to look up | temps : difficile à estimer car je testais/programmais l'add-on pour dict.cc en même temps.</text:p>
          </table:table-cell>
          <table:table-cell table:formula="of:=MID([.A2]; FIND(&quot;: &quot;; [.A2]) + 2; FIND(&quot; on&quot;; [.A2]) - FIND(&quot;: &quot;; [.A2]) - 2)" office:value-type="string" office:string-value="193 words" calcext:value-type="string">
            <text:p>193 words</text:p>
          </table:table-cell>
          <table:table-cell table:formula="of:=MID([.A2]; FIND(&quot;on &quot;; [.A2]) + 2; FIND(&quot; =&gt;&quot;; [.A2])  - FIND(&quot; on &quot;; [.A2]) - 2)" office:value-type="string" office:string-value=" 288 words " calcext:value-type="string">
            <text:p><text:s/>288 words </text:p>
          </table:table-cell>
          <table:table-cell office:value-type="string" calcext:value-type="string">
            <text:p>unk</text:p>
          </table:table-cell>
        </table:table-row>
        <table:table-row table:style-name="ro1">
          <table:table-cell office:value-type="string" calcext:value-type="string">
            <text:p><text:s/>Page 10 : 87 words on 303 words =&gt; 28% | temps estimé : 2h46~3h00 environ. ???</text:p>
          </table:table-cell>
          <table:table-cell table:formula="of:=MID([.A3]; FIND(&quot;: &quot;; [.A3]) + 2; FIND(&quot; on&quot;; [.A3]) - FIND(&quot;: &quot;; [.A3]) - 2)" office:value-type="string" office:string-value="87 words" calcext:value-type="string">
            <text:p>87 words</text:p>
          </table:table-cell>
          <table:table-cell table:formula="of:=MID([.A3]; FIND(&quot;on &quot;; [.A3]) + 2; FIND(&quot; =&gt;&quot;; [.A3])  - FIND(&quot; on &quot;; [.A3]) - 2)" office:value-type="string" office:string-value=" 303 words " calcext:value-type="string">
            <text:p><text:s/>303 words 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<text:s/>Page 11 : 118 words on 335 words =&gt; 35% | temps estimé : 2h33 environ ???</text:p>
          </table:table-cell>
          <table:table-cell table:formula="of:=MID([.A4]; FIND(&quot;: &quot;; [.A4]) + 2; FIND(&quot; on&quot;; [.A4]) - FIND(&quot;: &quot;; [.A4]) - 2)" office:value-type="string" office:string-value="118 words" calcext:value-type="string">
            <text:p>118 words</text:p>
          </table:table-cell>
          <table:table-cell table:formula="of:=MID([.A4]; FIND(&quot;on &quot;; [.A4]) + 2; FIND(&quot; =&gt;&quot;; [.A4])  - FIND(&quot; on &quot;; [.A4]) - 2)" office:value-type="string" office:string-value=" 335 words " calcext:value-type="string">
            <text:p><text:s/>335 words 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string" calcext:value-type="string">
            <text:p><text:s/>Page 12 : 89 on 287 words =&gt; 31% | temps estimé 1h30 ~ 2h30 (difficile à estimer) ???</text:p>
          </table:table-cell>
          <table:table-cell table:formula="of:=MID([.A5]; FIND(&quot;: &quot;; [.A5]) + 2; FIND(&quot; on&quot;; [.A5]) - FIND(&quot;: &quot;; [.A5]) - 2)" office:value-type="string" office:string-value="89" calcext:value-type="string">
            <text:p>89</text:p>
          </table:table-cell>
          <table:table-cell table:formula="of:=MID([.A5]; FIND(&quot;on &quot;; [.A5]) + 2; FIND(&quot; =&gt;&quot;; [.A5])  - FIND(&quot; on &quot;; [.A5]) - 2)" office:value-type="string" office:string-value=" 287 words " calcext:value-type="string">
            <text:p><text:s/>287 words 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<text:s/>Page 13 : 121 on 294 words =&gt; 41% | temps estimé 3h42 ???</text:p>
          </table:table-cell>
          <table:table-cell table:formula="of:=MID([.A6]; FIND(&quot;: &quot;; [.A6]) + 2; FIND(&quot; on&quot;; [.A6]) - FIND(&quot;: &quot;; [.A6]) - 2)" office:value-type="string" office:string-value="121" calcext:value-type="string">
            <text:p>121</text:p>
          </table:table-cell>
          <table:table-cell table:formula="of:=MID([.A6]; FIND(&quot;on &quot;; [.A6]) + 2; FIND(&quot; =&gt;&quot;; [.A6])  - FIND(&quot; on &quot;; [.A6]) - 2)" office:value-type="string" office:string-value=" 294 words " calcext:value-type="string">
            <text:p><text:s/>294 words 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string" calcext:value-type="string">
            <text:p><text:s/>Page 14 : 105 on 282 words =&gt; 37% | temps estimé 2h02 ???</text:p>
          </table:table-cell>
          <table:table-cell table:formula="of:=MID([.A7]; FIND(&quot;: &quot;; [.A7]) + 2; FIND(&quot; on&quot;; [.A7]) - FIND(&quot;: &quot;; [.A7]) - 2)" office:value-type="string" office:string-value="105" calcext:value-type="string">
            <text:p>105</text:p>
          </table:table-cell>
          <table:table-cell table:formula="of:=MID([.A7]; FIND(&quot;on &quot;; [.A7]) + 2; FIND(&quot; =&gt;&quot;; [.A7])  - FIND(&quot; on &quot;; [.A7]) - 2)" office:value-type="string" office:string-value=" 282 words " calcext:value-type="string">
            <text:p><text:s/>282 words 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<text:s/>Page 15 : 96 on 289 words =&gt; 33% | temps estimé 1h56 ???</text:p>
          </table:table-cell>
          <table:table-cell table:formula="of:=MID([.A8]; FIND(&quot;: &quot;; [.A8]) + 2; FIND(&quot; on&quot;; [.A8]) - FIND(&quot;: &quot;; [.A8]) - 2)" office:value-type="string" office:string-value="96" calcext:value-type="string">
            <text:p>96</text:p>
          </table:table-cell>
          <table:table-cell table:formula="of:=MID([.A8]; FIND(&quot;on &quot;; [.A8]) + 2; FIND(&quot; =&gt;&quot;; [.A8])  - FIND(&quot; on &quot;; [.A8]) - 2)" office:value-type="string" office:string-value=" 289 words " calcext:value-type="string">
            <text:p><text:s/>289 words 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<text:s/>Page 16 : 61 on 236 =&gt; 25% | temps estimé 1h15 ~ 1h30 ??</text:p>
          </table:table-cell>
          <table:table-cell table:formula="of:=MID([.A9]; FIND(&quot;: &quot;; [.A9]) + 2; FIND(&quot; on&quot;; [.A9]) - FIND(&quot;: &quot;; [.A9]) - 2)" office:value-type="string" office:string-value="61" calcext:value-type="string">
            <text:p>61</text:p>
          </table:table-cell>
          <table:table-cell table:formula="of:=MID([.A9]; FIND(&quot;on &quot;; [.A9]) + 2; FIND(&quot; =&gt;&quot;; [.A9])  - FIND(&quot; on &quot;; [.A9]) - 2)" office:value-type="string" office:string-value=" 236 " calcext:value-type="string">
            <text:p><text:s/>236 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<text:s/>Page 17 : 66 on 301 =&gt; 21% | temps estimé 2h12 ?</text:p>
          </table:table-cell>
          <table:table-cell table:formula="of:=MID([.A10]; FIND(&quot;: &quot;; [.A10]) + 2; FIND(&quot; on&quot;; [.A10]) - FIND(&quot;: &quot;; [.A10]) - 2)" office:value-type="string" office:string-value="66" calcext:value-type="string">
            <text:p>66</text:p>
          </table:table-cell>
          <table:table-cell table:formula="of:=MID([.A10]; FIND(&quot;on &quot;; [.A10]) + 2; FIND(&quot; =&gt;&quot;; [.A10])  - FIND(&quot; on &quot;; [.A10]) - 2)" office:value-type="string" office:string-value=" 301 " calcext:value-type="string">
            <text:p><text:s/>301 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<text:s/>Page 18 : 54 on 272 =&gt; 18% | temps estimé 1h09 [sûr à 80%]</text:p>
          </table:table-cell>
          <table:table-cell table:formula="of:=MID([.A11]; FIND(&quot;: &quot;; [.A11]) + 2; FIND(&quot; on&quot;; [.A11]) - FIND(&quot;: &quot;; [.A11]) - 2)" office:value-type="string" office:string-value="54" calcext:value-type="string">
            <text:p>54</text:p>
          </table:table-cell>
          <table:table-cell table:formula="of:=MID([.A11]; FIND(&quot;on &quot;; [.A11]) + 2; FIND(&quot; =&gt;&quot;; [.A11])  - FIND(&quot; on &quot;; [.A11]) - 2)" office:value-type="string" office:string-value=" 272 " calcext:value-type="string">
            <text:p><text:s/>272 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<text:s/>Page 19 : 61 on 262 =&gt; 23% | temps estimé 1h28 [sûr à 80%]</text:p>
          </table:table-cell>
          <table:table-cell table:formula="of:=MID([.A12]; FIND(&quot;: &quot;; [.A12]) + 2; FIND(&quot; on&quot;; [.A12]) - FIND(&quot;: &quot;; [.A12]) - 2)" office:value-type="string" office:string-value="61" calcext:value-type="string">
            <text:p>61</text:p>
          </table:table-cell>
          <table:table-cell table:formula="of:=MID([.A12]; FIND(&quot;on &quot;; [.A12]) + 2; FIND(&quot; =&gt;&quot;; [.A12])  - FIND(&quot; on &quot;; [.A12]) - 2)" office:value-type="string" office:string-value=" 262 " calcext:value-type="string">
            <text:p><text:s/>262 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<text:s/>Page 20 : 77 on 351 =&gt; 21% | temps estimé 1h40 [sûr à 90%]</text:p>
          </table:table-cell>
          <table:table-cell table:formula="of:=MID([.A13]; FIND(&quot;: &quot;; [.A13]) + 2; FIND(&quot; on&quot;; [.A13]) - FIND(&quot;: &quot;; [.A13]) - 2)" office:value-type="string" office:string-value="77" calcext:value-type="string">
            <text:p>77</text:p>
          </table:table-cell>
          <table:table-cell table:formula="of:=MID([.A13]; FIND(&quot;on &quot;; [.A13]) + 2; FIND(&quot; =&gt;&quot;; [.A13])  - FIND(&quot; on &quot;; [.A13]) - 2)" office:value-type="string" office:string-value=" 351 " calcext:value-type="string">
            <text:p><text:s/>351 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<text:s/>Page 21 : 49 on 207 =&gt; 23% | temps estimé 53min [sûr à 90%]</text:p>
          </table:table-cell>
          <table:table-cell table:formula="of:=MID([.A14]; FIND(&quot;: &quot;; [.A14]) + 2; FIND(&quot; on&quot;; [.A14]) - FIND(&quot;: &quot;; [.A14]) - 2)" office:value-type="string" office:string-value="49" calcext:value-type="string">
            <text:p>49</text:p>
          </table:table-cell>
          <table:table-cell table:formula="of:=MID([.A14]; FIND(&quot;on &quot;; [.A14]) + 2; FIND(&quot; =&gt;&quot;; [.A14])  - FIND(&quot; on &quot;; [.A14]) - 2)" office:value-type="string" office:string-value=" 207 " calcext:value-type="string">
            <text:p><text:s/>207 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<text:s/>Page 22 : 42 on 223 =&gt; 18% | temps estimé 50min [sûr à 90%]</text:p>
          </table:table-cell>
          <table:table-cell table:formula="of:=MID([.A15]; FIND(&quot;: &quot;; [.A15]) + 2; FIND(&quot; on&quot;; [.A15]) - FIND(&quot;: &quot;; [.A15]) - 2)" office:value-type="string" office:string-value="42" calcext:value-type="string">
            <text:p>42</text:p>
          </table:table-cell>
          <table:table-cell table:formula="of:=MID([.A15]; FIND(&quot;on &quot;; [.A15]) + 2; FIND(&quot; =&gt;&quot;; [.A15])  - FIND(&quot; on &quot;; [.A15]) - 2)" office:value-type="string" office:string-value=" 223 " calcext:value-type="string">
            <text:p><text:s/>223 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<text:s/>Page 23 : 53 on 328 =&gt; 16% | temps estimé 1h06 [sûr à 99%]</text:p>
          </table:table-cell>
          <table:table-cell table:formula="of:=MID([.A16]; FIND(&quot;: &quot;; [.A16]) + 2; FIND(&quot; on&quot;; [.A16]) - FIND(&quot;: &quot;; [.A16]) - 2)" office:value-type="string" office:string-value="53" calcext:value-type="string">
            <text:p>53</text:p>
          </table:table-cell>
          <table:table-cell table:formula="of:=MID([.A16]; FIND(&quot;on &quot;; [.A16]) + 2; FIND(&quot; =&gt;&quot;; [.A16])  - FIND(&quot; on &quot;; [.A16]) - 2)" office:value-type="string" office:string-value=" 328 " calcext:value-type="string">
            <text:p><text:s/>328 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<text:s/>Page 24 : 75 on 288 =&gt; 26% | temps estimé : 1h28 sans pause [sûr à 100%]</text:p>
          </table:table-cell>
          <table:table-cell table:formula="of:=MID([.A17]; FIND(&quot;: &quot;; [.A17]) + 2; FIND(&quot; on&quot;; [.A17]) - FIND(&quot;: &quot;; [.A17]) - 2)" office:value-type="string" office:string-value="75" calcext:value-type="string">
            <text:p>75</text:p>
          </table:table-cell>
          <table:table-cell table:formula="of:=MID([.A17]; FIND(&quot;on &quot;; [.A17]) + 2; FIND(&quot; =&gt;&quot;; [.A17])  - FIND(&quot; on &quot;; [.A17]) - 2)" office:value-type="string" office:string-value=" 288 " calcext:value-type="string">
            <text:p><text:s/>288 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<text:s/>Page 25 : 65 on 299 =&gt; 21% | temps chronométré : 1h20 sans pause</text:p>
          </table:table-cell>
          <table:table-cell table:formula="of:=MID([.A18]; FIND(&quot;: &quot;; [.A18]) + 2; FIND(&quot; on&quot;; [.A18]) - FIND(&quot;: &quot;; [.A18]) - 2)" office:value-type="string" office:string-value="65" calcext:value-type="string">
            <text:p>65</text:p>
          </table:table-cell>
          <table:table-cell table:formula="of:=MID([.A18]; FIND(&quot;on &quot;; [.A18]) + 2; FIND(&quot; =&gt;&quot;; [.A18])  - FIND(&quot; on &quot;; [.A18]) - 2)" office:value-type="string" office:string-value=" 299 " calcext:value-type="string">
            <text:p><text:s/>299 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<text:s/>Page 26 : 54 on 286 =&gt; 18% | temps chronométré : 1h05 sans pause</text:p>
          </table:table-cell>
          <table:table-cell table:formula="of:=MID([.A19]; FIND(&quot;: &quot;; [.A19]) + 2; FIND(&quot; on&quot;; [.A19]) - FIND(&quot;: &quot;; [.A19]) - 2)" office:value-type="string" office:string-value="54" calcext:value-type="string">
            <text:p>54</text:p>
          </table:table-cell>
          <table:table-cell table:formula="of:=MID([.A19]; FIND(&quot;on &quot;; [.A19]) + 2; FIND(&quot; =&gt;&quot;; [.A19])  - FIND(&quot; on &quot;; [.A19]) - 2)" office:value-type="string" office:string-value=" 286 " calcext:value-type="string">
            <text:p><text:s/>286 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<text:s/>Page 27 : 41 on 231 =&gt; 17% | temps chronométré : 43min sans pause</text:p>
          </table:table-cell>
          <table:table-cell table:formula="of:=MID([.A20]; FIND(&quot;: &quot;; [.A20]) + 2; FIND(&quot; on&quot;; [.A20]) - FIND(&quot;: &quot;; [.A20]) - 2)" office:value-type="string" office:string-value="41" calcext:value-type="string">
            <text:p>41</text:p>
          </table:table-cell>
          <table:table-cell table:formula="of:=MID([.A20]; FIND(&quot;on &quot;; [.A20]) + 2; FIND(&quot; =&gt;&quot;; [.A20])  - FIND(&quot; on &quot;; [.A20]) - 2)" office:value-type="string" office:string-value=" 231 " calcext:value-type="string">
            <text:p><text:s/>231 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<text:s/>Page 28 : 50 on 266 =&gt; 18% | temps chronométré : 1h00 sans pause</text:p>
          </table:table-cell>
          <table:table-cell table:formula="of:=MID([.A21]; FIND(&quot;: &quot;; [.A21]) + 2; FIND(&quot; on&quot;; [.A21]) - FIND(&quot;: &quot;; [.A21]) - 2)" office:value-type="string" office:string-value="50" calcext:value-type="string">
            <text:p>50</text:p>
          </table:table-cell>
          <table:table-cell table:formula="of:=MID([.A21]; FIND(&quot;on &quot;; [.A21]) + 2; FIND(&quot; =&gt;&quot;; [.A21])  - FIND(&quot; on &quot;; [.A21]) - 2)" office:value-type="string" office:string-value=" 266 " calcext:value-type="string">
            <text:p><text:s/>266 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<text:s/>Page 29 : 48 on 268 =&gt; 18% | temps chronométré : 43min sans pause</text:p>
          </table:table-cell>
          <table:table-cell table:formula="of:=MID([.A22]; FIND(&quot;: &quot;; [.A22]) + 2; FIND(&quot; on&quot;; [.A22]) - FIND(&quot;: &quot;; [.A22]) - 2)" office:value-type="string" office:string-value="48" calcext:value-type="string">
            <text:p>48</text:p>
          </table:table-cell>
          <table:table-cell table:formula="of:=MID([.A22]; FIND(&quot;on &quot;; [.A22]) + 2; FIND(&quot; =&gt;&quot;; [.A22])  - FIND(&quot; on &quot;; [.A22]) - 2)" office:value-type="string" office:string-value=" 268 " calcext:value-type="string">
            <text:p><text:s/>268 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<text:s/>Page 30 : 59 on 353 =&gt; 16% | temps chronométré : 1h03 sans pause</text:p>
          </table:table-cell>
          <table:table-cell table:formula="of:=MID([.A23]; FIND(&quot;: &quot;; [.A23]) + 2; FIND(&quot; on&quot;; [.A23]) - FIND(&quot;: &quot;; [.A23]) - 2)" office:value-type="string" office:string-value="59" calcext:value-type="string">
            <text:p>59</text:p>
          </table:table-cell>
          <table:table-cell table:formula="of:=MID([.A23]; FIND(&quot;on &quot;; [.A23]) + 2; FIND(&quot; =&gt;&quot;; [.A23])  - FIND(&quot; on &quot;; [.A23]) - 2)" office:value-type="string" office:string-value=" 353 " calcext:value-type="string">
            <text:p><text:s/>353 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<text:s/>Page 31 : 48 on 313 =&gt; 15% | temps chronométré : 56min sans pause </text:p>
          </table:table-cell>
          <table:table-cell table:formula="of:=MID([.A24]; FIND(&quot;: &quot;; [.A24]) + 2; FIND(&quot; on&quot;; [.A24]) - FIND(&quot;: &quot;; [.A24]) - 2)" office:value-type="string" office:string-value="48" calcext:value-type="string">
            <text:p>48</text:p>
          </table:table-cell>
          <table:table-cell table:formula="of:=MID([.A24]; FIND(&quot;on &quot;; [.A24]) + 2; FIND(&quot; =&gt;&quot;; [.A24])  - FIND(&quot; on &quot;; [.A24]) - 2)" office:value-type="string" office:string-value=" 313 " calcext:value-type="string">
            <text:p><text:s/>313 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<text:s/>Page 32 : 46 on 267 =&gt; 17% | temps chronométré : 46min sans pause</text:p>
          </table:table-cell>
          <table:table-cell table:formula="of:=MID([.A25]; FIND(&quot;: &quot;; [.A25]) + 2; FIND(&quot; on&quot;; [.A25]) - FIND(&quot;: &quot;; [.A25]) - 2)" office:value-type="string" office:string-value="46" calcext:value-type="string">
            <text:p>46</text:p>
          </table:table-cell>
          <table:table-cell table:formula="of:=MID([.A25]; FIND(&quot;on &quot;; [.A25]) + 2; FIND(&quot; =&gt;&quot;; [.A25])  - FIND(&quot; on &quot;; [.A25]) - 2)" office:value-type="string" office:string-value=" 267 " calcext:value-type="string">
            <text:p><text:s/>267 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<text:s/>Page 33 : 54 on 300 =&gt; 18% | temps chronométré : 1h04 sans pause</text:p>
          </table:table-cell>
          <table:table-cell table:formula="of:=MID([.A26]; FIND(&quot;: &quot;; [.A26]) + 2; FIND(&quot; on&quot;; [.A26]) - FIND(&quot;: &quot;; [.A26]) - 2)" office:value-type="string" office:string-value="54" calcext:value-type="string">
            <text:p>54</text:p>
          </table:table-cell>
          <table:table-cell table:formula="of:=MID([.A26]; FIND(&quot;on &quot;; [.A26]) + 2; FIND(&quot; =&gt;&quot;; [.A26])  - FIND(&quot; on &quot;; [.A26]) - 2)" office:value-type="string" office:string-value=" 300 " calcext:value-type="string">
            <text:p><text:s/>300 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<text:s/>Page 34 : 53 on 275 =&gt; 19% | temps chronométré : 58min sans pause</text:p>
          </table:table-cell>
          <table:table-cell table:formula="of:=MID([.A27]; FIND(&quot;: &quot;; [.A27]) + 2; FIND(&quot; on&quot;; [.A27]) - FIND(&quot;: &quot;; [.A27]) - 2)" office:value-type="string" office:string-value="53" calcext:value-type="string">
            <text:p>53</text:p>
          </table:table-cell>
          <table:table-cell table:formula="of:=MID([.A27]; FIND(&quot;on &quot;; [.A27]) + 2; FIND(&quot; =&gt;&quot;; [.A27])  - FIND(&quot; on &quot;; [.A27]) - 2)" office:value-type="string" office:string-value=" 275 " calcext:value-type="string">
            <text:p><text:s/>275 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<text:s/>Page 35 : 39 on 230 =&gt; 17% | temps chronométré : 52min sans pause</text:p>
          </table:table-cell>
          <table:table-cell table:formula="of:=MID([.A28]; FIND(&quot;: &quot;; [.A28]) + 2; FIND(&quot; on&quot;; [.A28]) - FIND(&quot;: &quot;; [.A28]) - 2)" office:value-type="string" office:string-value="39" calcext:value-type="string">
            <text:p>39</text:p>
          </table:table-cell>
          <table:table-cell table:formula="of:=MID([.A28]; FIND(&quot;on &quot;; [.A28]) + 2; FIND(&quot; =&gt;&quot;; [.A28])  - FIND(&quot; on &quot;; [.A28]) - 2)" office:value-type="string" office:string-value=" 230 " calcext:value-type="string">
            <text:p><text:s/>230 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<text:s/>Page 36 : 50 on 303 =&gt; 16% | temps chronométré : 1h19 sans pause</text:p>
          </table:table-cell>
          <table:table-cell table:formula="of:=MID([.A29]; FIND(&quot;: &quot;; [.A29]) + 2; FIND(&quot; on&quot;; [.A29]) - FIND(&quot;: &quot;; [.A29]) - 2)" office:value-type="string" office:string-value="50" calcext:value-type="string">
            <text:p>50</text:p>
          </table:table-cell>
          <table:table-cell table:formula="of:=MID([.A29]; FIND(&quot;on &quot;; [.A29]) + 2; FIND(&quot; =&gt;&quot;; [.A29])  - FIND(&quot; on &quot;; [.A29]) - 2)" office:value-type="string" office:string-value=" 303 " calcext:value-type="string">
            <text:p><text:s/>303 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<text:s/>Page 37 : 41 on 285 =&gt; 14% | temps chronométré : 46min sans pause</text:p>
          </table:table-cell>
          <table:table-cell table:formula="of:=MID([.A30]; FIND(&quot;: &quot;; [.A30]) + 2; FIND(&quot; on&quot;; [.A30]) - FIND(&quot;: &quot;; [.A30]) - 2)" office:value-type="string" office:string-value="41" calcext:value-type="string">
            <text:p>41</text:p>
          </table:table-cell>
          <table:table-cell table:formula="of:=MID([.A30]; FIND(&quot;on &quot;; [.A30]) + 2; FIND(&quot; =&gt;&quot;; [.A30])  - FIND(&quot; on &quot;; [.A30]) - 2)" office:value-type="string" office:string-value=" 285 " calcext:value-type="string">
            <text:p><text:s/>285 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<text:s/>Page 38 : 56 on 297 =&gt; 19% | temps chronométré : 1h11 sans pause</text:p>
          </table:table-cell>
          <table:table-cell table:formula="of:=MID([.A31]; FIND(&quot;: &quot;; [.A31]) + 2; FIND(&quot; on&quot;; [.A31]) - FIND(&quot;: &quot;; [.A31]) - 2)" office:value-type="string" office:string-value="56" calcext:value-type="string">
            <text:p>56</text:p>
          </table:table-cell>
          <table:table-cell table:formula="of:=MID([.A31]; FIND(&quot;on &quot;; [.A31]) + 2; FIND(&quot; =&gt;&quot;; [.A31])  - FIND(&quot; on &quot;; [.A31]) - 2)" office:value-type="string" office:string-value=" 297 " calcext:value-type="string">
            <text:p><text:s/>297 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<text:s/>Page 39 : 65 on 305 =&gt; 21% | temps chronométré : 1h30 sans pause (oui sans pause, le registre lexical a changé à cause d'un flashback très descriptif)</text:p>
          </table:table-cell>
          <table:table-cell table:formula="of:=MID([.A32]; FIND(&quot;: &quot;; [.A32]) + 2; FIND(&quot; on&quot;; [.A32]) - FIND(&quot;: &quot;; [.A32]) - 2)" office:value-type="string" office:string-value="65" calcext:value-type="string">
            <text:p>65</text:p>
          </table:table-cell>
          <table:table-cell table:formula="of:=MID([.A32]; FIND(&quot;on &quot;; [.A32]) + 2; FIND(&quot; =&gt;&quot;; [.A32])  - FIND(&quot; on &quot;; [.A32]) - 2)" office:value-type="string" office:string-value=" 305 " calcext:value-type="string">
            <text:p><text:s/>305 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<text:s/>Page 40 : 52 on 328 =&gt; 16% | temps chronométré : 58min sans pause</text:p>
          </table:table-cell>
          <table:table-cell table:formula="of:=MID([.A33]; FIND(&quot;: &quot;; [.A33]) + 2; FIND(&quot; on&quot;; [.A33]) - FIND(&quot;: &quot;; [.A33]) - 2)" office:value-type="string" office:string-value="52" calcext:value-type="string">
            <text:p>52</text:p>
          </table:table-cell>
          <table:table-cell table:formula="of:=MID([.A33]; FIND(&quot;on &quot;; [.A33]) + 2; FIND(&quot; =&gt;&quot;; [.A33])  - FIND(&quot; on &quot;; [.A33]) - 2)" office:value-type="string" office:string-value=" 328 " calcext:value-type="string">
            <text:p><text:s/>328 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<text:s/>Page 41 : 46 on 312 =&gt; 15% | temps chronométré : 46min sans pause</text:p>
          </table:table-cell>
          <table:table-cell table:formula="of:=MID([.A34]; FIND(&quot;: &quot;; [.A34]) + 2; FIND(&quot; on&quot;; [.A34]) - FIND(&quot;: &quot;; [.A34]) - 2)" office:value-type="string" office:string-value="46" calcext:value-type="string">
            <text:p>46</text:p>
          </table:table-cell>
          <table:table-cell table:formula="of:=MID([.A34]; FIND(&quot;on &quot;; [.A34]) + 2; FIND(&quot; =&gt;&quot;; [.A34])  - FIND(&quot; on &quot;; [.A34]) - 2)" office:value-type="string" office:string-value=" 312 " calcext:value-type="string">
            <text:p><text:s/>312 </text:p>
          </table:table-cell>
          <table:table-cell office:value-type="float" office:value="46" calcext:value-type="float">
            <text:p>4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8">
      <number:number number:decimal-places="3" number:min-decimal-places="3" number:min-integer-digits="1"/>
    </number:number-style>
    <number:number-style style:name="N107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21T23:37:50.112337220</meta:creation-date>
    <dc:date>2025-06-22T06:44:59.794441824</dc:date>
    <meta:editing-duration>PT1H9M17S</meta:editing-duration>
    <meta:editing-cycles>42</meta:editing-cycles>
    <meta:generator>LibreOffice/7.3.7.2$Linux_X86_64 LibreOffice_project/30$Build-2</meta:generator>
    <meta:document-statistic meta:table-count="2" meta:cell-count="281" meta:object-count="0"/>
  </office:meta>
</office:document-meta>
</file>